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20000021178E758D9DC30F802.png" manifest:media-type="image/png"/>
  <manifest:file-entry manifest:full-path="Pictures/10000000000004B0000004B0FFD99EA710AE5990.png" manifest:media-type="image/png"/>
  <manifest:file-entry manifest:full-path="Pictures/100002010000013700000064B6DC5416FD58AE3F.png" manifest:media-type="image/png"/>
  <manifest:file-entry manifest:full-path="Pictures/10000201000002D50000010E2105EDB5A71B45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 Jyuu Gothic Normal" svg:font-family="'Gen Jyuu Gothic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111111" draw:marker-start-width="0.518cm" draw:marker-end-width="0.518cm" draw:fill-color="#ffffff" draw:textarea-horizontal-align="justify" draw:textarea-vertical-align="middle" draw:auto-grow-height="false" fo:min-height="1.814cm" fo:min-width="5.882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111111" draw:marker-start-width="0.518cm" draw:marker-end-width="0.518cm" draw:fill-color="#ffffff" draw:textarea-horizontal-align="justify" draw:textarea-vertical-align="middle" draw:auto-grow-height="false" fo:min-height="1.602cm" fo:min-width="5.67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111111" draw:marker-start-width="0.518cm" draw:marker-end-width="0.518cm" draw:fill-color="#ffffff" draw:textarea-horizontal-align="justify" draw:textarea-vertical-align="middle" draw:auto-grow-height="false" fo:min-height="8.292cm" fo:min-width="5.248cm" fo:padding-top="0.231cm" fo:padding-bottom="0.231cm" fo:padding-left="0.356cm" fo:padding-right="0.356cm"/>
    </style:style>
    <style:style style:name="gr4" style:family="graphic" style:parent-style-name="objectwithoutfill">
      <style:graphic-properties draw:stroke="dash" draw:stroke-dash="Line_20_Style_20_9" svg:stroke-width="0.106cm" svg:stroke-color="#6666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draw:stroke="dash" draw:stroke-dash="Line_20_Style_20_9" svg:stroke-width="0.106cm" svg:stroke-color="#666666" draw:marker-start="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.456cm" fo:min-width="0.571cm" fo:padding-top="0.152cm" fo:padding-bottom="0.152cm" fo:padding-left="0.277cm" fo:padding-right="0.277cm"/>
    </style:style>
    <style:style style:name="gr7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4.724cm" fo:min-width="1.556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</style:style>
    <style:style style:name="gr9" style:family="graphic" style:parent-style-name="objectwithoutfill">
      <style:graphic-properties svg:stroke-width="0.106cm" svg:stroke-color="#6666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.456cm" fo:min-width="1.733cm" fo:padding-top="0.152cm" fo:padding-bottom="0.152cm" fo:padding-left="0.277cm" fo:padding-right="0.277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svg:stroke-width="0.106cm" svg:stroke-color="#ff007f" draw:marker-start-width="0.359cm" draw:marker-end-width="0.359cm" draw:fill="none" draw:textarea-horizontal-align="justify" draw:textarea-vertical-align="middle" draw:auto-grow-height="false" fo:min-height="7.976cm" fo:min-width="1.29cm" fo:padding-top="0.178cm" fo:padding-bottom="0.178cm" fo:padding-left="0.303cm" fo:padding-right="0.303cm"/>
    </style:style>
    <style:style style:name="gr16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textarea-horizontal-align="justify" draw:textarea-vertical-align="middle" draw:auto-grow-height="false" fo:min-height="9.096cm" fo:min-width="8.084cm" fo:padding-top="0.151cm" fo:padding-bottom="0.151cm" fo:padding-left="0.276cm" fo:padding-right="0.276cm"/>
    </style:style>
    <style:style style:name="gr17" style:family="graphic" style:parent-style-name="standard">
      <style:graphic-properties draw:stroke="solid" draw:stroke-dash="Fine_20_Dashed" svg:stroke-width="0.106cm" svg:stroke-color="#666666" draw:marker-start-width="0.358cm" draw:marker-end-width="0.358cm" draw:fill="none" draw:textarea-horizontal-align="justify" draw:textarea-vertical-align="middle" draw:auto-grow-height="false" fo:min-height="3.508cm" fo:min-width="17.482cm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solid" draw:stroke-dash="Fine_20_Dashed" svg:stroke-width="0.106cm" svg:stroke-color="#666666" draw:marker-start-width="0.358cm" draw:marker-end-width="0.358cm" draw:fill="none" draw:textarea-horizontal-align="justify" draw:textarea-vertical-align="middle" draw:auto-grow-height="false" fo:min-height="0.434cm" fo:min-width="1.226cm" fo:padding-top="0.177cm" fo:padding-bottom="0.177cm" fo:padding-left="0.302cm" fo:padding-right="0.302cm"/>
    </style:style>
    <style:style style:name="gr20" style:family="graphic" style:parent-style-name="standard">
      <style:graphic-properties draw:stroke="dash" draw:stroke-dash="Ultrafine_20_Dashed" svg:stroke-width="0.053cm" svg:stroke-color="#666666" draw:marker-start-width="0.279cm" draw:marker-end-width="0.279cm" draw:fill="none" draw:textarea-horizontal-align="justify" draw:textarea-vertical-align="middle" draw:auto-grow-height="false" fo:min-height="0.434cm" fo:min-width="1.226cm" fo:padding-top="0.151cm" fo:padding-bottom="0.151cm" fo:padding-left="0.276cm" fo:padding-right="0.276cm"/>
    </style:style>
    <style:style style:name="gr21" style:family="graphic" style:parent-style-name="standard">
      <style:graphic-properties svg:stroke-width="0.212cm" svg:stroke-color="#111111" draw:marker-start-width="0.518cm" draw:marker-end-width="0.518cm" draw:fill-color="#ffffff" draw:textarea-horizontal-align="justify" draw:textarea-vertical-align="middle" draw:auto-grow-height="false" fo:min-height="4.248cm" fo:min-width="5.384cm" fo:padding-top="0.231cm" fo:padding-bottom="0.231cm" fo:padding-left="0.356cm" fo:padding-right="0.35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2cm" fo:min-width="3.057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3.005cm" fo:padding-top="0.151cm" fo:padding-bottom="0.151cm" fo:padding-left="0.276cm" fo:padding-right="0.276cm"/>
    </style:style>
    <style:style style:name="gr2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763cm" fo:min-width="6.053cm" fo:padding-top="0.204cm" fo:padding-bottom="0.204cm" fo:padding-left="0.329cm" fo:padding-right="0.329cm"/>
    </style:style>
    <style:style style:name="gr25" style:family="graphic" style:parent-style-name="standard">
      <style:graphic-properties svg:stroke-width="0.106cm" svg:stroke-color="#666666" draw:marker-start-width="0.359cm" draw:marker-end-width="0.359cm" draw:textarea-vertical-align="middle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Gen Jyuu Gothic Normal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Gen Jyuu Gothic Normal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style:font-name="Gen Jyuu Gothic Normal"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style:font-name="Gen Jyuu Gothic Normal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style:font-name="Gen Jyuu Gothic Normal"/>
    </style:style>
    <style:style style:name="P12" style:family="paragraph">
      <loext:graphic-properties draw:fill="none" draw:fill-color="#ffffff"/>
      <style:text-properties style:font-name="Gen Jyuu Gothic Normal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Gen Jyuu Gothic Normal" fo:font-weight="bold" style:font-weight-asian="bold" style:font-weight-complex="bold"/>
    </style:style>
    <style:style style:name="T2" style:family="text">
      <style:text-properties style:font-name="Gen Jyuu Gothic Normal" fo:font-size="14pt" style:font-size-asian="14pt" style:font-size-complex="14pt"/>
    </style:style>
    <style:style style:name="T3" style:family="text">
      <style:text-properties style:font-name="Gen Jyuu Gothic Normal"/>
    </style:style>
    <style:style style:name="T4" style:family="text">
      <style:text-properties style:font-name="Gen Jyuu Gothic Normal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604cm" svg:height="2.286cm" svg:x="0.632cm" svg:y="8.974cm">
          <text:p text:style-name="P1"><text:span text:style-name="T1">Produ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6.604cm" svg:height="2.286cm" svg:x="20.633cm" svg:y="4.975cm">
          <text:p text:style-name="P1"><text:span text:style-name="T1">Consumer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6.604cm" svg:height="2.286cm" svg:x="20.634cm" svg:y="8.976cm">
          <text:p text:style-name="P1"><text:span text:style-name="T1">Consumer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6.604cm" svg:height="2.286cm" svg:x="20.635cm" svg:y="12.977cm">
          <text:p text:style-name="P1"><text:span text:style-name="T1">Consumer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604cm" svg:height="9.398cm" svg:x="11.033cm" svg:y="5.418cm">
          <text:p text:style-name="P1"><text:span text:style-name="T1">Brok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20.634cm" svg:y1="10.119cm" svg:x2="16.764cm" svg:y2="10.131cm" draw:start-shape="id1" draw:start-glue-point="3" draw:end-shape="id2" draw:end-glue-point="7" svg:d="M20634 10119h-1961v12h-1909" svg:viewBox="0 0 3871 13">
          <text:p/>
        </draw:connector>
        <draw:connector draw:style-name="gr5" draw:text-style-name="P3" draw:layer="layout" draw:type="curve" svg:x1="20.633cm" svg:y1="6.118cm" svg:x2="16.764cm" svg:y2="10.131cm" draw:start-shape="id3" draw:end-shape="id2" draw:end-glue-point="7" svg:d="M20633 6118c-2940 0-1006 4013-3869 4013" svg:viewBox="0 0 3870 4014">
          <text:p/>
        </draw:connector>
        <draw:connector draw:style-name="gr5" draw:text-style-name="P3" draw:layer="layout" draw:type="curve" svg:x1="20.635cm" svg:y1="14.12cm" svg:x2="16.764cm" svg:y2="10.131cm" draw:start-shape="id4" draw:end-shape="id2" draw:end-glue-point="7" svg:d="M20635 14120c-2941 0-1006-3989-3871-3989" svg:viewBox="0 0 3872 3990">
          <text:p/>
        </draw:connector>
        <draw:custom-shape draw:style-name="gr6" draw:text-style-name="P4" draw:layer="layout" svg:width="1.124cm" svg:height="0.861cm" svg:x="18.137cm" svg:y="7.34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xml:id="id2" draw:id="id2" draw:layer="layout" svg:width="2.162cm" svg:height="5.08cm" draw:transform="rotate (-1.5707963267949) translate (16.764cm 9.05cm)">
          <text:p/>
          <draw:enhanced-geometry svg:viewBox="0 0 88 21600" draw:mirror-horizontal="true" draw:mirror-vertical="false" draw:glue-points="44 ?f6 44 0 0 10800 44 21600 88 10800" draw:text-areas="0 ?f6 88 ?f3" draw:type="can" draw:modifiers="6545.168342807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5" draw:layer="layout" svg:width="2.81cm" svg:height="1.136cm" svg:x="12.938cm" svg:y="11.325cm">
          <draw:text-box>
            <text:p text:style-name="P1"><text:span text:style-name="T1">Queue</text:span></text:p>
          </draw:text-box>
        </draw:frame>
        <draw:custom-shape draw:style-name="gr6" draw:text-style-name="P4" draw:layer="layout" svg:width="1.124cm" svg:height="0.861cm" svg:x="13.537cm" svg:y="9.74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124cm" svg:height="0.861cm" svg:x="14.938cm" svg:y="9.74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3" draw:layer="layout" svg:x1="7.239cm" svg:y1="10.117cm" svg:x2="12.703cm" svg:y2="10.117cm">
          <text:p/>
        </draw:line>
        <draw:custom-shape draw:style-name="gr10" draw:text-style-name="P6" draw:layer="layout" svg:width="2.286cm" svg:height="0.861cm" svg:x="7.97cm" svg:y="9.624cm">
          <text:p text:style-name="P1"><text:span text:style-name="T2">Messag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2" draw:text-style-name="P2" xml:id="id5" draw:id="id5" draw:layer="layout" svg:width="6.604cm" svg:height="2.286cm" svg:x="4.632cm" svg:y="8.974cm">
          <text:p text:style-name="P1"><text:span text:style-name="T1">Customer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6.604cm" svg:height="2.286cm" svg:x="17.633cm" svg:y="4.975cm">
          <text:p text:style-name="P1"><text:span text:style-name="T1">CR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6.604cm" svg:height="2.286cm" svg:x="17.634cm" svg:y="8.976cm">
          <text:p text:style-name="P1"><text:span text:style-name="T1">Delivery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6.604cm" svg:height="2.286cm" svg:x="17.635cm" svg:y="12.977cm">
          <text:p text:style-name="P1"><text:span text:style-name="T1">Mail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draw:type="line" svg:x1="11.236cm" svg:y1="10.117cm" svg:x2="17.634cm" svg:y2="10.119cm" draw:start-shape="id5" draw:start-glue-point="1" draw:end-shape="id6" svg:d="M11236 10117l6398 2" svg:viewBox="0 0 6399 3">
          <text:p/>
        </draw:connector>
        <draw:connector draw:style-name="gr9" draw:text-style-name="P3" draw:layer="layout" draw:type="curve" svg:x1="11.236cm" svg:y1="10.117cm" svg:x2="17.633cm" svg:y2="6.118cm" draw:start-shape="id5" draw:start-glue-point="1" draw:end-shape="id7" svg:d="M11236 10117c4798 0 1600-3999 6397-3999" svg:viewBox="0 0 6398 4000">
          <text:p/>
        </draw:connector>
        <draw:connector draw:style-name="gr9" draw:text-style-name="P3" draw:layer="layout" draw:type="curve" svg:x1="11.236cm" svg:y1="10.117cm" svg:x2="17.635cm" svg:y2="14.12cm" draw:start-shape="id5" draw:start-glue-point="1" draw:end-shape="id8" svg:d="M11236 10117c4800 0 1601 4003 6399 4003" svg:viewBox="0 0 6400 4004">
          <text:p/>
        </draw:connector>
        <draw:frame draw:style-name="gr12" draw:text-style-name="P8" draw:layer="layout" svg:width="4.318cm" svg:height="1.017cm" svg:x="3.556cm" svg:y="16.256cm">
          <draw:text-box>
            <text:p/>
          </draw:text-box>
        </draw:frame>
        <draw:frame draw:style-name="gr8" draw:text-style-name="P9" draw:layer="layout" svg:width="6.604cm" svg:height="1.136cm" svg:x="4.572cm" svg:y="16.256cm">
          <draw:text-box>
            <text:p><text:span text:style-name="T3">Orchestration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6.604cm" svg:height="2.286cm" svg:x="0.632cm" svg:y="8.974cm">
          <text:p text:style-name="P1"><text:span text:style-name="T1">Customer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6.604cm" svg:height="2.286cm" svg:x="20.633cm" svg:y="4.975cm">
          <text:p text:style-name="P1"><text:span text:style-name="T1">CR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6.604cm" svg:height="2.286cm" svg:x="20.634cm" svg:y="8.976cm">
          <text:p text:style-name="P1"><text:span text:style-name="T1">Delivery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6.604cm" svg:height="2.286cm" svg:x="20.635cm" svg:y="12.977cm">
          <text:p text:style-name="P1"><text:span text:style-name="T1">Mail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604cm" svg:height="9.398cm" svg:x="11.033cm" svg:y="5.418cm">
          <text:p text:style-name="P1"><text:span text:style-name="T1">Brok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20.634cm" svg:y1="10.119cm" svg:x2="16.764cm" svg:y2="10.131cm" draw:start-shape="id9" draw:start-glue-point="3" draw:end-shape="id10" draw:end-glue-point="7" svg:d="M20634 10119h-1961v12h-1909" svg:viewBox="0 0 3871 13">
          <text:p/>
        </draw:connector>
        <draw:connector draw:style-name="gr5" draw:text-style-name="P3" draw:layer="layout" draw:type="curve" svg:x1="20.633cm" svg:y1="6.118cm" svg:x2="16.764cm" svg:y2="10.131cm" draw:start-shape="id11" draw:end-shape="id10" draw:end-glue-point="7" svg:d="M20633 6118c-2940 0-1006 4013-3869 4013" svg:viewBox="0 0 3870 4014">
          <text:p/>
        </draw:connector>
        <draw:connector draw:style-name="gr5" draw:text-style-name="P3" draw:layer="layout" draw:type="curve" svg:x1="20.635cm" svg:y1="14.12cm" svg:x2="16.764cm" svg:y2="10.131cm" draw:start-shape="id12" draw:end-shape="id10" draw:end-glue-point="7" svg:d="M20635 14120c-2941 0-1006-3989-3871-3989" svg:viewBox="0 0 3872 3990">
          <text:p/>
        </draw:connector>
        <draw:custom-shape draw:style-name="gr6" draw:text-style-name="P4" draw:layer="layout" svg:width="1.124cm" svg:height="0.861cm" svg:x="18.137cm" svg:y="7.34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xml:id="id10" draw:id="id10" draw:layer="layout" svg:width="2.162cm" svg:height="5.08cm" draw:transform="rotate (-1.5707963267949) translate (16.764cm 9.05cm)">
          <text:p/>
          <draw:enhanced-geometry svg:viewBox="0 0 88 21600" draw:mirror-horizontal="true" draw:mirror-vertical="false" draw:glue-points="44 ?f6 44 0 0 10800 44 21600 88 10800" draw:text-areas="0 ?f6 88 ?f3" draw:type="can" draw:modifiers="6545.168342807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10" draw:layer="layout" svg:width="4.699cm" svg:height="0.937cm" svg:x="12.138cm" svg:y="11.325cm">
          <draw:text-box>
            <text:p text:style-name="P1"><text:span text:style-name="T4">Customer Queue</text:span></text:p>
          </draw:text-box>
        </draw:frame>
        <draw:custom-shape draw:style-name="gr6" draw:text-style-name="P4" draw:layer="layout" svg:width="1.124cm" svg:height="0.861cm" svg:x="13.537cm" svg:y="9.74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124cm" svg:height="0.861cm" svg:x="14.938cm" svg:y="9.74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3" draw:layer="layout" svg:x1="7.239cm" svg:y1="10.117cm" svg:x2="12.703cm" svg:y2="10.117cm">
          <text:p/>
        </draw:line>
        <draw:custom-shape draw:style-name="gr10" draw:text-style-name="P6" draw:layer="layout" svg:width="2.286cm" svg:height="0.861cm" svg:x="7.97cm" svg:y="9.624cm">
          <text:p text:style-name="P1"><text:span text:style-name="T2">Eve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9" draw:layer="layout" svg:width="6.604cm" svg:height="1.136cm" svg:x="0.972cm" svg:y="16.256cm">
          <draw:text-box>
            <text:p><text:span text:style-name="T3">Choreography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4" draw:text-style-name="P3" draw:layer="layout" svg:width="4.893cm" svg:height="4.893cm" svg:x="10.911cm" svg:y="8.351cm">
          <draw:image xlink:href="Pictures/10000000000004B0000004B0FFD99EA710AE5990.png" xlink:type="simple" xlink:show="embed" xlink:actuate="onLoad">
            <text:p/>
          </draw:image>
        </draw:frame>
        <draw:frame draw:style-name="gr14" draw:text-style-name="P3" draw:layer="layout" svg:width="5.953cm" svg:height="2.217cm" svg:x="16.753cm" svg:y="9.688cm">
          <draw:image xlink:href="Pictures/10000201000002D50000010E2105EDB5A71B453E.png" xlink:type="simple" xlink:show="embed" xlink:actuate="onLoad">
            <text:p/>
          </draw:image>
        </draw:frame>
        <draw:frame draw:style-name="gr14" draw:text-style-name="P3" draw:layer="layout" svg:width="7.722cm" svg:height="2.482cm" svg:x="2.538cm" svg:y="9.492cm">
          <draw:image xlink:href="Pictures/100002010000013700000064B6DC5416FD58AE3F.png" xlink:type="simple" xlink:show="embed" xlink:actuate="onLoad">
            <text:p/>
          </draw:image>
        </draw:fram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4" draw:text-style-name="P3" draw:layer="layout" svg:width="25.029cm" svg:height="13.995cm" svg:x="1.387cm" svg:y="3.048cm">
          <draw:image xlink:href="Pictures/10000201000003B20000021178E758D9DC30F802.png" xlink:type="simple" xlink:show="embed" xlink:actuate="onLoad">
            <text:p/>
          </draw:image>
        </draw:frame>
        <draw:custom-shape draw:style-name="gr15" draw:text-style-name="P3" draw:layer="layout" svg:width="2.1cm" svg:height="8.536cm" svg:x="20.352cm" svg:y="5.8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6.604cm" svg:height="2.286cm" svg:x="6.032cm" svg:y="6.974cm">
          <text:p text:style-name="P1"><text:span text:style-name="T1">Nod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4.318cm" svg:height="1.017cm" svg:x="3.556cm" svg:y="16.256cm">
          <draw:text-box>
            <text:p/>
          </draw:text-box>
        </draw:frame>
        <draw:custom-shape draw:style-name="gr2" draw:text-style-name="P2" draw:layer="layout" svg:width="6.604cm" svg:height="2.286cm" svg:x="15.033cm" svg:y="6.975cm">
          <text:p text:style-name="P1"><text:span text:style-name="T1">Nod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604cm" svg:height="2.286cm" svg:x="6.034cm" svg:y="11.476cm">
          <text:p text:style-name="P1"><text:span text:style-name="T1">Nod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8.636cm" svg:height="9.398cm" svg:x="4.826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18.034cm" svg:height="3.81cm" svg:x="5.588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2" draw:layer="layout" svg:width="4.318cm" svg:height="1.136cm" svg:x="19.42cm" svg:y="11.792cm">
          <draw:text-box>
            <text:p text:style-name="P11"><text:span text:style-name="T3">my-cluster-1</text:span></text:p>
          </draw:text-box>
        </draw:frame>
        <draw:custom-shape draw:style-name="gr19" draw:text-style-name="P3" draw:layer="layout" svg:width="1.778cm" svg:height="0.736cm" svg:x="17.388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2" draw:layer="layout" svg:width="4.318cm" svg:height="1.136cm" svg:x="19.407cm" svg:y="12.792cm">
          <draw:text-box>
            <text:p text:style-name="P11"><text:span text:style-name="T3">my-cluster-2</text:span></text:p>
          </draw:text-box>
        </draw:frame>
        <draw:custom-shape draw:style-name="gr20" draw:text-style-name="P3" draw:layer="layout" svg:width="1.778cm" svg:height="0.736cm" svg:x="17.375cm" svg:y="13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1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21" draw:text-style-name="P2" xml:id="id13" draw:id="id13" draw:layer="layout" svg:width="6.604cm" svg:height="5.218cm" svg:x="6.032cm" svg:y="5.374cm">
          <text:p text:style-name="P1"><text:span text:style-name="T1">Node </text:span><text:span text:style-name="T1">A(master)</text:span></text:p>
          <text:p text:style-name="P1"><text:span text:style-name="T1"/></text:p>
          <text:p text:style-name="P1"><text:span text:style-name="T1"/></text:p>
          <text:p text:style-name="P1"><text:span text:style-name="T1">journal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3.556cm" svg:height="2.032cm" svg:x="7.62cm" svg:y="8.05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" xml:id="id14" draw:id="id14" draw:layer="layout" svg:width="6.604cm" svg:height="5.218cm" svg:x="16.033cm" svg:y="5.375cm">
          <text:p text:style-name="P1"><text:span text:style-name="T1">Node B(slave)</text:span></text:p>
          <text:p text:style-name="P1"><text:span text:style-name="T1"/></text:p>
          <text:p text:style-name="P1"><text:span text:style-name="T1"/></text:p>
          <text:p text:style-name="P1"><text:span text:style-name="T1">journal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3.556cm" svg:height="2.032cm" svg:x="17.621cm" svg:y="8.0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3" draw:layer="layout" draw:type="line" svg:x1="12.636cm" svg:y1="7.983cm" svg:x2="16.033cm" svg:y2="7.984cm" draw:start-shape="id13" draw:start-glue-point="1" draw:end-shape="id14" svg:d="M12636 7983l3397 1" svg:viewBox="0 0 3398 2">
          <text:p/>
        </draw:connector>
        <draw:frame draw:style-name="gr18" draw:text-style-name="P12" draw:layer="layout" svg:width="2.286cm" svg:height="1.136cm" svg:x="13.408cm" svg:y="6.848cm">
          <draw:text-box>
            <text:p text:style-name="P11"><text:span text:style-name="T3">sync</text:span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8" draw:layer="layout" svg:width="4.318cm" svg:height="1.017cm" svg:x="3.556cm" svg:y="12.656cm">
          <draw:text-box>
            <text:p/>
          </draw:text-box>
        </draw:frame>
        <draw:custom-shape draw:style-name="gr24" draw:text-style-name="P14" xml:id="id16" draw:id="id16" draw:layer="layout" svg:width="6.604cm" svg:height="3.302cm" svg:x="11.076cm" svg:y="8.778cm">
          <text:p text:style-name="P13"><text:span text:style-name="T5">Shared Store</text:span></text:p>
          <text:p text:style-name="P13"><text:span text:style-name="T5">for journa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5" draw:text-style-name="P1" draw:layer="layout" svg:x1="9.335cm" svg:y1="7.461cm" svg:x2="11.076cm" svg:y2="10.429cm" draw:start-shape="id15" draw:start-glue-point="2" draw:end-shape="id16" draw:end-glue-point="6" svg:d="M9335 7461v2968h1741" svg:viewBox="0 0 1742 2969">
          <text:p/>
        </draw:connector>
        <draw:connector draw:style-name="gr25" draw:text-style-name="P1" draw:layer="layout" svg:x1="19.336cm" svg:y1="7.462cm" svg:x2="17.68cm" svg:y2="10.429cm" draw:start-shape="id17" draw:start-glue-point="2" draw:end-shape="id16" draw:end-glue-point="8" svg:d="M19336 7462v2967h-1656" svg:viewBox="0 0 1657 2968">
          <text:p/>
        </draw:connector>
        <draw:custom-shape draw:style-name="gr2" draw:text-style-name="P2" xml:id="id15" draw:id="id15" draw:layer="layout" svg:width="6.604cm" svg:height="2.286cm" svg:x="6.033cm" svg:y="5.175cm">
          <text:p text:style-name="P1"><text:span text:style-name="T1">Node A(mas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6.604cm" svg:height="2.286cm" svg:x="16.034cm" svg:y="5.176cm">
          <text:p text:style-name="P1"><text:span text:style-name="T1">Node B(slav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1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 Jyuu Gothic Normal" svg:font-family="'Gen Jyuu Gothic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Gen Jyuu Gothic Normal" fo:font-family="'Gen Jyuu Gothic Normal'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Gen Jyuu Gothic Normal" fo:font-family="'Gen Jyuu Gothic Normal'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4T17:44:29.121925939</meta:creation-date>
    <dc:date>2017-09-29T19:06:12.081142932</dc:date>
    <meta:editing-duration>PT5H38M51S</meta:editing-duration>
    <meta:editing-cycles>18</meta:editing-cycles>
    <meta:generator>LibreOffice/5.3.6.1$Linux_X86_64 LibreOffice_project/30$Build-1</meta:generator>
    <meta:document-statistic meta:object-count="104"/>
  </office:meta>
</office:document-meta>
</file>